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AVICOLA VIRGEN DEL CISNE S.A.C</text:span></text:p>
      <text:p text:style-name="P3"><text:span text:style-name="T6">CANT. TOTAL DE CAJAS: 1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ECONOFLETE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ROLLOS DE CINTAS ENGOMADAS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TRU</text:span></text:p>
      <text:p text:style-name="P6"/>
      <text:p text:style-name="P6">Recojo: <text:span text:style-name="T3">MAGALI LOZAD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0T13:45:20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